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cb9" officeooo:paragraph-rsid="0016dcb9"/>
    </style:style>
    <style:style style:name="P2" style:family="paragraph" style:parent-style-name="Standard">
      <style:text-properties officeooo:rsid="00172b1b" officeooo:paragraph-rsid="00172b1b"/>
    </style:style>
    <style:style style:name="T1" style:family="text">
      <style:text-properties officeooo:rsid="00172b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 (Yes)</text:p>
      <text:p text:style-name="P1">2. A</text:p>
      <text:p text:style-name="P1">3. D</text:p>
      <text:p text:style-name="P1">4. B</text:p>
      <text:p text:style-name="P1">5. B</text:p>
      <text:p text:style-name="P1">6. D</text:p>
      <text:p text:style-name="P1">7. D</text:p>
      <text:p text:style-name="P1">8. <text:span text:style-name="T1">D</text:span></text:p>
      <text:p text:style-name="P2">9. E</text:p>
      <text:p text:style-name="P2">10. A</text:p>
      <text:p text:style-name="P2">11. B</text:p>
      <text:p text:style-name="P2">12. D</text:p>
      <text:p text:style-name="P2">13. A</text:p>
      <text:p text:style-name="P2">14. A</text:p>
      <text:p text:style-name="P2">15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02:28:15.464916546</meta:creation-date>
    <dc:date>2021-04-21T02:45:47.099061858</dc:date>
    <meta:editing-duration>PT7M11S</meta:editing-duration>
    <meta:editing-cycles>1</meta:editing-cycles>
    <meta:document-statistic meta:table-count="0" meta:image-count="0" meta:object-count="0" meta:page-count="1" meta:paragraph-count="15" meta:word-count="30" meta:character-count="71" meta:non-whitespace-character-count="55"/>
    <meta:generator>LibreOffice/6.4.6.2$Linux_X86_64 LibreOffice_project/40$Build-2</meta:generator>
  </office:meta>
</office:document-meta>
</file>